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T1" style:family="text">
      <style:text-properties style:use-window-font-color="true" loext:opacity="0%" style:font-name="Aptos" fo:font-size="11pt" style:font-name-asian="Aptos1" style:font-size-asian="11pt" style:font-name-complex="Aria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chnical Challenge: Autonomous Robot Logging with ROS </text:h>
      <text:h text:style-name="Heading_20_2" text:outline-level="2">Overview</text:h>
      <text:h text:style-name="Heading_20_2" text:outline-level="2"><text:span text:style-name="T1">Your task is to design and implement an experiment using ROS 2 where a simulated mobile robot autonomously navigates an environment and records key operational data. This data must be visualized, and selected events must also be recorded on a blockchain.</text:span></text:h>
      <text:h text:style-name="Heading_20_2" text:outline-level="2">Objectives</text:h>
      <text:list xml:id="list3867830522" text:style-name="WWNum1">
        <text:list-item>
          <text:p text:style-name="P1">ROS Functionality</text:p>
        </text:list-item>
      </text:list>
      <text:list xml:id="list1408199826" text:style-name="WWNum2">
        <text:list-item>
          <text:p text:style-name="P2">Use ROS 2 with Gazebo to simulate a mobile robot.</text:p>
        </text:list-item>
        <text:list-item>
          <text:p text:style-name="P2">Implement autonomous navigation using a pre-defined map.</text:p>
        </text:list-item>
        <text:list-item>
          <text:p text:style-name="P2">Record robot state data including:</text:p>
          <text:list>
            <text:list-item>
              <text:p text:style-name="P2">Timestamps</text:p>
            </text:list-item>
            <text:list-item>
              <text:p text:style-name="P2">Position coordinates (x, y)</text:p>
            </text:list-item>
            <text:list-item>
              <text:p text:style-name="P2">Status messages</text:p>
            </text:list-item>
          </text:list>
        </text:list-item>
      </text:list>
      <text:list xml:id="list134751997720593" text:continue-list="list3867830522" text:style-name="WWNum1">
        <text:list-item>
          <text:p text:style-name="P1">Experimental Design and Data Handling</text:p>
        </text:list-item>
      </text:list>
      <text:list xml:id="list2526324439" text:style-name="WWNum3">
        <text:list-item>
          <text:p text:style-name="P3">Define a clear goal for the mobile robot. Please note that defining a single clear goal from the examples is sufficient. For example:</text:p>
          <text:list>
            <text:list-item>
              <text:p text:style-name="P3">Autonomously navigating three waypoints</text:p>
            </text:list-item>
            <text:list-item>
              <text:p text:style-name="P3">Completing an autonomous navigation loop around and indoor area</text:p>
            </text:list-item>
            <text:list-item>
              <text:p text:style-name="P3">Avoid obstacles and arrive at destination</text:p>
            </text:list-item>
          </text:list>
        </text:list-item>
        <text:list-item>
          <text:p text:style-name="P3">Record relevant data during the experiment.</text:p>
        </text:list-item>
        <text:list-item>
          <text:p text:style-name="P3">Use a clear methodology to describe the experiment and the expected behavior.</text:p>
        </text:list-item>
      </text:list>
      <text:list xml:id="list134752262231403" text:continue-list="list134751997720593" text:style-name="WWNum1">
        <text:list-item>
          <text:p text:style-name="P1">Visualization</text:p>
        </text:list-item>
      </text:list>
      <text:list xml:id="list2742503317" text:style-name="WWNum4">
        <text:list-item>
          <text:p text:style-name="P4">Plot figures that will elaborate on robot behavior and can confirm that the goal has been executed.</text:p>
        </text:list-item>
      </text:list>
      <text:list xml:id="list134751293414625" text:continue-list="list134752262231403" text:style-name="WWNum1">
        <text:list-item>
          <text:p text:style-name="P1">Blockchain</text:p>
        </text:list-item>
      </text:list>
      <text:list xml:id="list134751626121517" text:continue-list="list2742503317" text:style-name="WWNum4">
        <text:list-item>
          <text:p text:style-name="P4">Install and run Ganache to simulate a local Ethereum blockchain.</text:p>
        </text:list-item>
        <text:list-item>
          <text:p text:style-name="P4">Write a simple Python script using web3.py to send transactions to Ganache.</text:p>
        </text:list-item>
        <text:list-item>
          <text:p text:style-name="P4">Each time the robot executes the defined goal, submit a transaction that includes:</text:p>
          <text:list>
            <text:list-item>
              <text:p text:style-name="P4">A timestamp</text:p>
            </text:list-item>
            <text:list-item>
              <text:p text:style-name="P4">The robot’s position</text:p>
            </text:list-item>
            <text:list-item>
              <text:p text:style-name="P4">A brief status message (e.g. “Reached waypoint 2”)</text:p>
            </text:list-item>
          </text:list>
        </text:list-item>
        <text:list-item>
          <text:p text:style-name="P4">Store this data in a smart contract or send it as a transaction payload.</text:p>
        </text:list-item>
      </text:list>
      <text:h text:style-name="Heading_20_2" text:outline-level="2"><text:bookmark-start text:name="_Hlk205817682"/>Evaluation Criteria<text:bookmark-end text:name="_Hlk205817682"/></text:h>
      <text:p text:style-name="Standard">The resultant code will be uploaded to a public GitHub repository. Together with the code a brief description of the experiment should be included. The <text:soft-page-break/>evaluation criteria of this technical challenge will consider the following topics:</text:p>
      <text:list xml:id="list2004433871" text:style-name="WWNum5">
        <text:list-item>
          <text:p text:style-name="P5">ROS navigation and system architecture</text:p>
        </text:list-item>
        <text:list-item>
          <text:p text:style-name="P5">Experiment design and reproducibility</text:p>
        </text:list-item>
        <text:list-item>
          <text:p text:style-name="P5">Logging, data collection and visualization</text:p>
        </text:list-item>
        <text:list-item>
          <text:p text:style-name="P5">Blockchain setup and web3 integration</text:p>
        </text:list-item>
        <text:list-item>
          <text:p text:style-name="P5">Possible improvements for future work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fo:language="en" fo:country="US" style:font-name-asian="游ゴシック Light" style:font-family-asian="'游ゴシック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fo:language="en" fo:country="US" style:font-name-asian="游ゴシック Light" style:font-family-asian="'游ゴシック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fo:language="en" fo:country="US" style:font-name-asian="游ゴシック Light" style:font-family-asian="'游ゴシック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language="en" fo:country="US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fo:language="en" fo:country="US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language="en" fo:country="US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fo:language="en" fo:country="US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language="en" fo:country="US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fo:language="en" fo:country="US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fo:language="en" fo:country="US" style:letter-kerning="true" style:font-name-asian="游ゴシック Light" style:font-family-asian="'游ゴシック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fo:language="en" fo:country="US" style:font-name-asian="游ゴシック Light" style:font-family-asian="'游ゴシック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language="en" fo:country="US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language="en" fo:country="US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lan Groshev</meta:initial-creator>
    <dc:creator>Milan Groshev</dc:creator>
    <meta:editing-cycles>4</meta:editing-cycles>
    <meta:creation-date>2025-08-05T10:35:00</meta:creation-date>
    <dc:date>2025-08-11T13:16:00</dc:date>
    <meta:editing-duration>PT10M</meta:editing-duration>
    <meta:generator>LibreOffice/7.3.7.2$Linux_X86_64 LibreOffice_project/30$Build-2</meta:generator>
    <meta:document-statistic meta:table-count="0" meta:image-count="0" meta:object-count="0" meta:page-count="2" meta:paragraph-count="35" meta:word-count="318" meta:character-count="1942" meta:non-whitespace-character-count="1687"/>
    <meta:user-defined meta:name="AppVersion">16.0000</meta:user-defined>
    <meta:user-defined meta:name="MSIP_Label_8b742207-f172-4f87-acf3-9b9d90861219_ActionId">bca1bf5b-8477-483a-9a78-ce9903c5f54f</meta:user-defined>
    <meta:user-defined meta:name="MSIP_Label_8b742207-f172-4f87-acf3-9b9d90861219_ContentBits">0</meta:user-defined>
    <meta:user-defined meta:name="MSIP_Label_8b742207-f172-4f87-acf3-9b9d90861219_Enabled">true</meta:user-defined>
    <meta:user-defined meta:name="MSIP_Label_8b742207-f172-4f87-acf3-9b9d90861219_Method" meta:value-type="string">Standard</meta:user-defined>
    <meta:user-defined meta:name="MSIP_Label_8b742207-f172-4f87-acf3-9b9d90861219_Name" meta:value-type="string">Internal</meta:user-defined>
    <meta:user-defined meta:name="MSIP_Label_8b742207-f172-4f87-acf3-9b9d90861219_SetDate" meta:value-type="string">2025-08-05T10:35:35Z</meta:user-defined>
    <meta:user-defined meta:name="MSIP_Label_8b742207-f172-4f87-acf3-9b9d90861219_SiteId" meta:value-type="string">4a39c578-6df0-42b9-a7e0-e9eac6d91816</meta:user-defined>
    <meta:user-defined meta:name="MSIP_Label_8b742207-f172-4f87-acf3-9b9d90861219_Tag" meta:value-type="string">10, 3, 0, 2</meta:user-defined>
    <meta:template xlink:type="simple" xlink:actuate="onRequest" xlink:title="Normal.dotm" xlink:href=""/>
  </office:meta>
</office:document-meta>
</file>